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weight="normal" officeooo:rsid="00045a01" officeooo:paragraph-rsid="00045a01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330c0" style:font-weight-asian="bold" style:font-weight-complex="bold"/>
    </style:style>
    <style:style style:name="P4" style:family="paragraph" style:parent-style-name="Standard">
      <style:text-properties style:font-name="Times new roman" fo:font-weight="normal" style:font-weight-asian="normal" style:font-weight-complex="normal"/>
    </style:style>
    <style:style style:name="T1" style:family="text">
      <style:text-properties officeooo:rsid="0006760c"/>
    </style:style>
    <style:style style:name="T2" style:family="text">
      <style:text-properties officeooo:rsid="00085d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ce in R Job4:</text:p>
      <text:p text:style-name="P2"/>
      <text:p text:style-name="P4">#Installa il package per utilizzare SQL</text:p>
      <text:p text:style-name="P4">install.packages("sqldf")</text:p>
      <text:p text:style-name="P4"/>
      <text:p text:style-name="P4">#Avvia la libreria SQLite</text:p>
      <text:p text:style-name="P4">library(sqldf)</text:p>
      <text:p text:style-name="P4"/>
      <text:p text:style-name="P4">#Legge file da directory</text:p>
      <text:p text:style-name="P4">file_contabilità &lt;- read.csv("/home/manuel/Scrivania/BigData/HW/Ordini.csv", header=FALSE)</text:p>
      <text:p text:style-name="P4"/>
      <text:p text:style-name="P4">#Rinomina le colonne del file Ordini.cvs</text:p>
      <text:p text:style-name="P4">names(file_contabilità) &lt;- c("Tipologia", "Data", "Prezzo")</text:p>
      <text:p text:style-name="P4"/>
      <text:p text:style-name="P4">#Avvia Query SQL</text:p>
      <text:p text:style-name="P4">risultato &lt;- sqldf("</text:p>
      <text:p text:style-name="P4">WITH VenditeMensili AS (</text:p>
      <text:p text:style-name="P4">SELECT </text:p>
      <text:p text:style-name="P4">SUBSTR(Data, 1, 4) AS Anno,</text:p>
      <text:p text:style-name="P4">SUBSTR(Data, 5, 2) AS Mese,</text:p>
      <text:p text:style-name="P4">SUM(Prezzo) AS TotaleVendite</text:p>
      <text:p text:style-name="P4">FROM </text:p>
      <text:p text:style-name="P4">file_contabilità</text:p>
      <text:p text:style-name="P4">WHERE</text:p>
      <text:p text:style-name="P4">Tipologia = 'FATTURA' OR Tipologia = 'RICEVUTA'</text:p>
      <text:p text:style-name="P4">GROUP BY </text:p>
      <text:p text:style-name="P4">Anno, Mese</text:p>
      <text:p text:style-name="P4">)</text:p>
      <text:p text:style-name="P4"/>
      <text:p text:style-name="P4">SELECT </text:p>
      <text:p text:style-name="P4">vm.Anno AS Anno, </text:p>
      <text:p text:style-name="P4">vm.Mese AS Mese, </text:p>
      <text:p text:style-name="P4">vm.TotaleVendite AS TotaleVendite</text:p>
      <text:p text:style-name="P4">FROM </text:p>
      <text:p text:style-name="P4">VenditeMensili vm</text:p>
      <text:p text:style-name="P4">JOIN (</text:p>
      <text:p text:style-name="P4">SELECT </text:p>
      <text:p text:style-name="P4">Anno,</text:p>
      <text:p text:style-name="P4">M<text:span text:style-name="T1">IN</text:span>(TotaleVendite) AS M<text:span text:style-name="T1">in</text:span>Vendite</text:p>
      <text:p text:style-name="P4">FROM </text:p>
      <text:p text:style-name="P4">VenditeMensili</text:p>
      <text:p text:style-name="P4">GROUP BY </text:p>
      <text:p text:style-name="P4">Anno</text:p>
      <text:p text:style-name="P4">) AS SubQuery</text:p>
      <text:p text:style-name="P4">ON </text:p>
      <text:p text:style-name="P4">vm.Anno = SubQuery.Anno AND vm.TotaleVendite = SubQuery.M<text:span text:style-name="T2">in</text:span>Vendite</text:p>
      <text:p text:style-name="P4">ORDER BY </text:p>
      <text:p text:style-name="P4">vm.Anno;</text:p>
      <text:p text:style-name="P4"/>
      <text:p text:style-name="P4">")</text:p>
      <text:p text:style-name="P4"/>
      <text:p text:style-name="P4">#Stampa Risultato</text:p>
      <text:p text:style-name="P4"><text:soft-page-break/>print(risultato)</text:p>
      <text:p text:style-name="P4"/>
      <text:p text:style-name="P4"># Combina Anno e Mese per ottenere una rappresentazione nel formato "YYYY-MM"</text:p>
      <text:p text:style-name="P4">risultato$Periodo &lt;- paste(risultato$Anno, risultato$Mese, sep="-")</text:p>
      <text:p text:style-name="P4"/>
      <text:p text:style-name="P4"># Converte la colonna Anno in numerico</text:p>
      <text:p text:style-name="P4">risultato$Anno &lt;- as.numeric(risultato$Anno)</text:p>
      <text:p text:style-name="P4"/>
      <text:p text:style-name="P4"># Salva i risultati nel file job1.csv</text:p>
      <text:p text:style-name="P4">write.csv(risultato, file = "/home/manuel/Scrivania/BigData/HW/HW Mio/job4.csv", row.names = FALSE)</text:p>
      <text:p text:style-name="P4"/>
      <text:p text:style-name="P4"># Salva il grafico</text:p>
      <text:p text:style-name="P4">png(filename="/home/manuel/Scrivania/BigData/HW/HW Mio/job4grafico.png",width=1200, height=800)</text:p>
      <text:p text:style-name="P4"/>
      <text:p text:style-name="P4"># Calcola il valore massimo più un margine del 10%</text:p>
      <text:p text:style-name="P4">max_val_con_margine = max(risultato$TotaleVendite) * 1.10</text:p>
      <text:p text:style-name="P4"/>
      <text:p text:style-name="P4"># Crea un bar plot</text:p>
      <text:p text:style-name="P4">grafico = barplot(risultato$TotaleVendite, </text:p>
      <text:p text:style-name="P4">names.arg=risultato$Periodo, </text:p>
      <text:p text:style-name="P4">main="M<text:span text:style-name="T1">inori</text:span> Vendite per Mese per Anno",</text:p>
      <text:p text:style-name="P4">xlab="",</text:p>
      <text:p text:style-name="P4">ylab="<text:span text:style-name="T1">Vendite</text:span>",</text:p>
      <text:p text:style-name="P4">col="lightblue",</text:p>
      <text:p text:style-name="P4">border="black",</text:p>
      <text:p text:style-name="P4">las=2,</text:p>
      <text:p text:style-name="P4">ylim=c(0, max_val_con_margine) # Imposta i limiti dell'asse y</text:p>
      <text:p text:style-name="P4">)</text:p>
      <text:p text:style-name="P4"/>
      <text:p text:style-name="P4"># Aggiungi valori al grafico</text:p>
      <text:p text:style-name="P4">text(grafico, risultato$TotaleVendite + 0.5, labels=round(risultato$TotaleVendite, 0), pos=3, cex=0.8)</text:p>
      <text:p text:style-name="P4"/>
      <text:p text:style-name="P4"># Chiudi il dispositivo di output, salvando l'immagine</text:p>
      <text:p text:style-name="P4">dev.off()</text:p>
      <text:p text:style-name="P2"/>
      <text:p text:style-name="P2"/>
      <text:p text:style-name="Standard">Codice in MapReduce:</text:p>
      <text:p text:style-name="P4"><text:bookmark text:name="code_wrap"/><text:bookmark text:name="2_part"/>function jobInputSplit(input_str){<text:line-break/>return input_str.split('\n').filter(function(ordine){<text:line-break/>return ordine.split(',')[0] === 'FATTURA';<text:line-break/>});<text:line-break/>}</text:p>
      <text:p text:style-name="P4">function jobMap(V_In_Map){</text:p>
      <text:p text:style-name="P4">return V_In_Map.map(function(item){<text:line-break/>var vendita = item.split(',');<text:line-break/>return keyVal(vendita[1].substring(0, 6), vendita[2]);<text:line-break/>});</text:p>
      <text:p text:style-name="P4">}</text:p>
      <text:p text:style-name="P4"/>
      <text:p text:style-name="P4"><text:soft-page-break/>function jobReduce(K_In_Reduce_V_In_Reduce){<text:line-break/>var fatturato_aaaamm = K_In_Reduce_V_In_Reduce.map(function<text:line-break/>(items){<text:line-break/>var K_In_Reduce = items.split(S[0])[0];<text:line-break/>var V_In_Reduce = items.split(S[0])[1].split(S[1]);<text:line-break/>var Reduce = V_In_Reduce.reduce(function (accumulator, item)<text:line-break/>{<text:line-break/>return parseFloat(accumulator) + parseFloat(item);<text:line-break/>});<text:line-break/>return keyVal(K_In_Reduce, Reduce.toFixed(2));<text:line-break/>});<text:line-break/>var V_Out_Map2 = merge(<text:line-break/>fatturato_aaaamm.map(function(item) {<text:line-break/>var arr = item.split(S[0]);var key = arr[0].substring(0, 4);</text:p>
      <text:p text:style-name="P4">//anno</text:p>
      <text:p text:style-name="P4">var val = arr[0].substring(4,6).concat(S[2]).concat(arr[1].toString());//meseimporto<text:line-break/>return keyVal(key, val);<text:line-break/>})<text:line-break/>);<text:line-break/>var V_Out_Reduce2 = V_Out_Map2.map(function (items){<text:line-break/>var K_In_Reduce = items.split(S[0])[0];//anno<text:line-break/>var V_In_Reduce = items.split(S[0])[1].split(S[1]);</text:p>
      <text:p text:style-name="P4">//meseimporto</text:p>
      <text:p text:style-name="P4">var Reduce = V_In_Reduce.reduce(function (minItem, currentItem) {<text:line-break/>var minImporto = 1 * minItem.split(S[2])[1];<text:line-break/>var currentImporto = 1 * currentItem.split(S[2])[1];<text:line-break/>return currentImporto &lt; minImporto ? currentItem : minItem;<text:line-break/>});<text:line-break/>return keyVal(K_In_Reduce, Reduce.split(S[2])[0]);<text:line-break/>});<text:line-break/>return V_Out_Reduce2;<text:line-break/>}</text:p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0:35:35.015315788</meta:creation-date>
    <dc:date>2023-09-28T08:55:38.371881339</dc:date>
    <meta:editing-duration>PT20M4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80" meta:word-count="363" meta:character-count="3311" meta:non-whitespace-character-count="3014"/>
  </office:meta>
</office:document-meta>
</file>